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2.1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97.5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test_best_scores_other_metric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string" calcext:value-type="string">
            <text:p>give_model_41</text:p>
          </table:table-cell>
          <table:table-cell office:value-type="float" office:value="0.962054078618496" calcext:value-type="float">
            <text:p>0.962054078618496</text:p>
          </table:table-cell>
          <table:table-cell office:value-type="float" office:value="0.776119402985075" calcext:value-type="float">
            <text:p>0.776119402985075</text:p>
          </table:table-cell>
          <table:table-cell office:value-type="float" office:value="0.802056555269923" calcext:value-type="float">
            <text:p>0.802056555269923</text:p>
          </table:table-cell>
          <table:table-cell office:value-type="float" office:value="0.788874841972187" calcext:value-type="float">
            <text:p>0.788874841972187</text:p>
          </table:table-cell>
          <table:table-cell office:value-type="string" calcext:value-type="string">
            <text:p>give_model_41</text:p>
          </table:table-cell>
        </table:table-row>
        <table:table-row table:style-name="ro1">
          <table:table-cell office:value-type="string" calcext:value-type="string">
            <text:p>give_model_10</text:p>
          </table:table-cell>
          <table:table-cell office:value-type="float" office:value="0.911610997500568" calcext:value-type="float">
            <text:p>0.9116109975005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ive_model_10</text:p>
          </table:table-cell>
        </table:table-row>
        <table:table-row table:style-name="ro1">
          <table:table-cell office:value-type="string" calcext:value-type="string">
            <text:p>give_model_00</text:p>
          </table:table-cell>
          <table:table-cell office:value-type="float" office:value="0.949329697795955" calcext:value-type="float">
            <text:p>0.949329697795955</text:p>
          </table:table-cell>
          <table:table-cell office:value-type="float" office:value="0.745562130177515" calcext:value-type="float">
            <text:p>0.745562130177515</text:p>
          </table:table-cell>
          <table:table-cell office:value-type="float" office:value="0.647814910025707" calcext:value-type="float">
            <text:p>0.647814910025707</text:p>
          </table:table-cell>
          <table:table-cell office:value-type="float" office:value="0.693259972489684" calcext:value-type="float">
            <text:p>0.693259972489684</text:p>
          </table:table-cell>
          <table:table-cell office:value-type="string" calcext:value-type="string">
            <text:p>give_model_00</text:p>
          </table:table-cell>
        </table:table-row>
        <table:table-row table:style-name="ro1">
          <table:table-cell office:value-type="string" calcext:value-type="string">
            <text:p>give_model_20</text:p>
          </table:table-cell>
          <table:table-cell office:value-type="float" office:value="0.911610997500568" calcext:value-type="float">
            <text:p>0.9116109975005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ive_model_20</text:p>
          </table:table-cell>
        </table:table-row>
        <table:table-row table:style-name="ro1">
          <table:table-cell office:value-type="string" calcext:value-type="string">
            <text:p>give_model_50001</text:p>
          </table:table-cell>
          <table:table-cell office:value-type="float" office:value="0.967734605771416" calcext:value-type="float">
            <text:p>0.967734605771416</text:p>
          </table:table-cell>
          <table:table-cell office:value-type="float" office:value="0.86217008797654" calcext:value-type="float">
            <text:p>0.86217008797654</text:p>
          </table:table-cell>
          <table:table-cell office:value-type="float" office:value="0.755784061696658" calcext:value-type="float">
            <text:p>0.755784061696658</text:p>
          </table:table-cell>
          <table:table-cell office:value-type="float" office:value="0.805479452054794" calcext:value-type="float">
            <text:p>0.805479452054794</text:p>
          </table:table-cell>
          <table:table-cell office:value-type="string" calcext:value-type="string">
            <text:p>give_model_50001</text:p>
          </table:table-cell>
        </table:table-row>
        <table:table-row table:style-name="ro1">
          <table:table-cell office:value-type="string" calcext:value-type="string">
            <text:p>give_model_40</text:p>
          </table:table-cell>
          <table:table-cell office:value-type="float" office:value="0.965916837082481" calcext:value-type="float">
            <text:p>0.965916837082481</text:p>
          </table:table-cell>
          <table:table-cell office:value-type="float" office:value="0.825613079019073" calcext:value-type="float">
            <text:p>0.825613079019073</text:p>
          </table:table-cell>
          <table:table-cell office:value-type="float" office:value="0.778920308483291" calcext:value-type="float">
            <text:p>0.778920308483291</text:p>
          </table:table-cell>
          <table:table-cell office:value-type="float" office:value="0.801587301587302" calcext:value-type="float">
            <text:p>0.801587301587302</text:p>
          </table:table-cell>
          <table:table-cell office:value-type="string" calcext:value-type="string">
            <text:p>give_model_40</text:p>
          </table:table-cell>
        </table:table-row>
        <table:table-row table:style-name="ro1">
          <table:table-cell office:value-type="string" calcext:value-type="string">
            <text:p>give_model_30</text:p>
          </table:table-cell>
          <table:table-cell office:value-type="float" office:value="0.96387184730743" calcext:value-type="float">
            <text:p>0.96387184730743</text:p>
          </table:table-cell>
          <table:table-cell office:value-type="float" office:value="0.799479166666667" calcext:value-type="float">
            <text:p>0.799479166666667</text:p>
          </table:table-cell>
          <table:table-cell office:value-type="float" office:value="0.789203084832905" calcext:value-type="float">
            <text:p>0.789203084832905</text:p>
          </table:table-cell>
          <table:table-cell office:value-type="float" office:value="0.794307891332471" calcext:value-type="float">
            <text:p>0.794307891332471</text:p>
          </table:table-cell>
          <table:table-cell office:value-type="string" calcext:value-type="string">
            <text:p>give_model_30</text:p>
          </table:table-cell>
        </table:table-row>
        <table:table-row table:style-name="ro1">
          <table:table-cell office:value-type="string" calcext:value-type="string">
            <text:p>give_model_60</text:p>
          </table:table-cell>
          <table:table-cell office:value-type="float" office:value="0.959554646671211" calcext:value-type="float">
            <text:p>0.959554646671211</text:p>
          </table:table-cell>
          <table:table-cell office:value-type="float" office:value="0.734966592427617" calcext:value-type="float">
            <text:p>0.734966592427617</text:p>
          </table:table-cell>
          <table:table-cell table:style-name="ce1" office:value-type="float" office:value="0.848329048843188" calcext:value-type="float">
            <text:p>0.848329048843188</text:p>
          </table:table-cell>
          <table:table-cell office:value-type="float" office:value="0.787589498806683" calcext:value-type="float">
            <text:p>0.787589498806683</text:p>
          </table:table-cell>
          <table:table-cell office:value-type="string" calcext:value-type="string">
            <text:p>give_model_60</text:p>
          </table:table-cell>
        </table:table-row>
        <table:table-row table:style-name="ro1">
          <table:table-cell office:value-type="string" calcext:value-type="string">
            <text:p>give_model_50000</text:p>
          </table:table-cell>
          <table:table-cell office:value-type="float" office:value="0.966825721426948" calcext:value-type="float">
            <text:p>0.966825721426948</text:p>
          </table:table-cell>
          <table:table-cell office:value-type="float" office:value="0.813953488372093" calcext:value-type="float">
            <text:p>0.813953488372093</text:p>
          </table:table-cell>
          <table:table-cell office:value-type="float" office:value="0.809768637532134" calcext:value-type="float">
            <text:p>0.809768637532134</text:p>
          </table:table-cell>
          <table:table-cell office:value-type="float" office:value="0.811855670103093" calcext:value-type="float">
            <text:p>0.811855670103093</text:p>
          </table:table-cell>
          <table:table-cell office:value-type="string" calcext:value-type="string">
            <text:p>give_model_50000</text:p>
          </table:table-cell>
        </table:table-row>
        <table:table-row table:style-name="ro1">
          <table:table-cell office:value-type="string" calcext:value-type="string">
            <text:p>give_model_61</text:p>
          </table:table-cell>
          <table:table-cell table:style-name="ce1" office:value-type="float" office:value="0.969325153374233" calcext:value-type="float">
            <text:p>0.969325153374233</text:p>
          </table:table-cell>
          <table:table-cell table:style-name="ce1" office:value-type="float" office:value="0.864942528735632" calcext:value-type="float">
            <text:p>0.864942528735632</text:p>
          </table:table-cell>
          <table:table-cell office:value-type="float" office:value="0.773778920308483" calcext:value-type="float">
            <text:p>0.773778920308483</text:p>
          </table:table-cell>
          <table:table-cell table:style-name="ce1" office:value-type="float" office:value="0.816824966078697" calcext:value-type="float">
            <text:p>0.816824966078697</text:p>
          </table:table-cell>
          <table:table-cell office:value-type="string" calcext:value-type="string">
            <text:p>give_model_61</text:p>
          </table:table-cell>
        </table:table-row>
        <table:table-row table:style-name="ro1">
          <table:table-cell office:value-type="string" calcext:value-type="string">
            <text:p>give_model_50</text:p>
          </table:table-cell>
          <table:table-cell office:value-type="float" office:value="0.965689615996364" calcext:value-type="float">
            <text:p>0.965689615996364</text:p>
          </table:table-cell>
          <table:table-cell office:value-type="float" office:value="0.7975" calcext:value-type="float">
            <text:p>0.7975</text:p>
          </table:table-cell>
          <table:table-cell office:value-type="float" office:value="0.820051413881748" calcext:value-type="float">
            <text:p>0.820051413881748</text:p>
          </table:table-cell>
          <table:table-cell office:value-type="float" office:value="0.808618504435995" calcext:value-type="float">
            <text:p>0.808618504435995</text:p>
          </table:table-cell>
          <table:table-cell office:value-type="string" calcext:value-type="string">
            <text:p>give_model_50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0.969325153374233" calcext:value-type="float">
            <text:p>0.969325153374233</text:p>
          </table:table-cell>
          <table:table-cell office:value-type="float" office:value="0.864942528735632" calcext:value-type="float">
            <text:p>0.864942528735632</text:p>
          </table:table-cell>
          <table:table-cell office:value-type="float" office:value="0.848329048843188" calcext:value-type="float">
            <text:p>0.848329048843188</text:p>
          </table:table-cell>
          <table:table-cell office:value-type="float" office:value="0.816824966078697" calcext:value-type="float">
            <text:p>0.816824966078697</text:p>
          </table:table-cell>
          <table:table-cell/>
        </table:table-row>
        <table:table-row table:style-name="ro1">
          <table:table-cell office:value-type="string" calcext:value-type="string">
            <text:p>VLOOKUP</text:p>
          </table:table-cell>
          <table:table-cell table:number-columns-repeated="2" office:value-type="string" calcext:value-type="string">
            <text:p>give_model_61</text:p>
          </table:table-cell>
          <table:table-cell office:value-type="string" calcext:value-type="string">
            <text:p>give_model_60</text:p>
          </table:table-cell>
          <table:table-cell office:value-type="string" calcext:value-type="string">
            <text:p>give_model_6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1T16:15:59.177243189</dc:date>
    <meta:editing-duration>PT1M24S</meta:editing-duration>
    <meta:editing-cycles>1</meta:editing-cycles>
    <meta:generator>LibreOffice/6.0.7.3$Linux_X86_64 LibreOffice_project/00m0$Build-3</meta:generator>
    <meta:document-statistic meta:table-count="1" meta:cell-count="82" meta:object-count="0"/>
  </office:meta>
</office:document-meta>
</file>